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2.6402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3008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61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107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7291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8.5126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1.2681in"/>
    </style:style>
    <style:style style:name="co26" style:family="table-column">
      <style:table-column-properties fo:break-before="auto" style:column-width="0.9783in"/>
    </style:style>
    <style:style style:name="co27" style:family="table-column">
      <style:table-column-properties fo:break-before="auto" style:column-width="1.3646in"/>
    </style:style>
    <style:style style:name="co28" style:family="table-column">
      <style:table-column-properties fo:break-before="auto" style:column-width="1.6756in"/>
    </style:style>
    <style:style style:name="co29" style:family="table-column">
      <style:table-column-properties fo:break-before="auto" style:column-width="1.622in"/>
    </style:style>
    <style:style style:name="co30" style:family="table-column">
      <style:table-column-properties fo:break-before="auto" style:column-width="3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9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bbe33d"/>
    </style:style>
    <style:style style:name="ce5" style:family="table-cell" style:parent-style-name="Default" style:data-style-name="N99"/>
    <style:style style:name="ce11" style:family="table-cell" style:parent-style-name="Default" style:data-style-name="N99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Account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count_Nam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illing_Start_Date_YYYYMMDD</text:p>
          </table:table-cell>
          <table:table-cell office:value-type="string" calcext:value-type="string">
            <text:p>Interest_Type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Interest_Cadence</text:p>
          </table:table-cell>
          <table:table-cell office:value-type="string" calcext:value-type="string">
            <text:p>Minimum_Payment</text:p>
          </table:table-cell>
          <table:table-cell office:value-type="string" calcext:value-type="string">
            <text:p>Previous_Statement_Balance</text:p>
          </table:table-cell>
          <table:table-cell office:value-type="string" calcext:value-type="string">
            <text:p>Principal_Balance</text:p>
          </table:table-cell>
          <table:table-cell office:value-type="string" calcext:value-type="string">
            <text:p>Accrued_Interest</text:p>
          </table:table-cell>
          <table:table-cell/>
        </table:table-row>
        <table:table-row table:style-name="ro1">
          <table:table-cell office:value-type="string" calcext:value-type="string">
            <text:p>Checking</text:p>
          </table:table-cell>
          <table:table-cell table:formula="of:=2424.62 + 450*4" office:value-type="float" office:value="4224.62" calcext:value-type="float">
            <text:p>4224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hecking</text:p>
          </table:table-cell>
          <table:table-cell table:number-columns-repeated="8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redit</text:p>
          </table:table-cell>
          <table:table-cell office:value-type="float" office:value="430.27" calcext:value-type="float">
            <text:p>430.27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redit</text:p>
          </table:table-cell>
          <table:table-cell office:value-type="float" office:value="20230103" calcext:value-type="float">
            <text:p>20230103</text:p>
          </table:table-cell>
          <table:table-cell office:value-type="string" calcext:value-type="string">
            <text:p>Compound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monthly</text:p>
          </table:table-cell>
          <table:table-cell office:value-type="float" office:value="40" calcext:value-type="float">
            <text:p>40</text:p>
          </table:table-cell>
          <table:table-cell office:value-type="float" office:value="7351.2" calcext:value-type="float">
            <text:p>7351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oan A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B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C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D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Debt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1015" calcext:value-type="float">
            <text:p>20231015</text:p>
          </table:table-cell>
          <table:table-cell office:value-type="string" calcext:value-type="string">
            <text:p>Simpl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dai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7"/>
          <table:table-cell table:style-name="ce2"/>
          <table:table-cell table:number-columns-repeated="6"/>
        </table:table-row>
      </table:table>
      <table:table table:name="BudgetSet" table:style-name="ta1">
        <table:table-column table:style-name="co3" table:number-columns-repeated="5" table:default-cell-style-name="Default"/>
        <table:table-column table:style-name="co13" table:default-cell-style-name="Default"/>
        <table:table-column table:style-name="co3" table:default-cell-style-name="ce5"/>
        <table:table-column table:style-name="co14" table:default-cell-style-name="ce5"/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mo</text:p>
          </table:table-cell>
          <table:table-cell table:style-name="Default" office:value-type="string" calcext:value-type="string">
            <text:p>Deferrable</text:p>
          </table:table-cell>
          <table:table-cell table:style-name="Default" office:value-type="string" calcext:value-type="string">
            <text:p>Partial_Payment_Allowed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01" calcext:value-type="float">
            <text:p>202306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June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701" calcext:value-type="float">
            <text:p>202307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July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801" calcext:value-type="float">
            <text:p>202308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Aug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Sep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rent JP July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spotif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rent JP Sep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01" calcext:value-type="float">
            <text:p>20230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l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nemployment income ends june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01" calcext:value-type="float">
            <text:p>20230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l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nemployment income ends july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28" calcext:value-type="float">
            <text:p>20230628</text:p>
          </table:table-cell>
          <table:table-cell office:value-type="float" office:value="20230928" calcext:value-type="float">
            <text:p>2023092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emiweekl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EMT income work for 3 month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28" calcext:value-type="float">
            <text:p>202306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emiweekl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EMT income work for 6 month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15" calcext:value-type="float">
            <text:p>202306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starts june 15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715" calcext:value-type="float">
            <text:p>202307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starts july 15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15" calcext:value-type="float">
            <text:p>202309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starts sep 15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food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car insurance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63.09" calcext:value-type="float">
            <text:p>163.09</text:p>
          </table:table-cell>
          <table:table-cell table:style-name="ce9" office:value-type="string" calcext:value-type="string">
            <text:p>phone bill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hulu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hbo max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gym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spotify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gas and bus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75.5" calcext:value-type="float">
            <text:p>175.5</text:p>
          </table:table-cell>
          <table:table-cell table:style-name="ce9" office:value-type="string" calcext:value-type="string">
            <text:p>health insurance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01" calcext:value-type="float">
            <text:p>202306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yclical billing total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0230428" calcext:value-type="float">
            <text:p>20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EMT clas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</table:table>
      <table:table table:name="MemoRuleSe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mo_Regex</text:p>
          </table:table-cell>
          <table:table-cell office:value-type="string" calcext:value-type="string">
            <text:p>Account_From</text:p>
          </table:table-cell>
          <table:table-cell office:value-type="string" calcext:value-type="string">
            <text:p>Account_To</text:p>
          </table:table-cell>
          <table:table-cell office:value-type="string" calcext:value-type="string">
            <text:p>Transaction_Prio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income.*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ec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bil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th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 and bu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m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max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u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rent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utilities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cyclical billing total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T clas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/>
        </table:table-row>
      </table:table>
      <table:table table:name="ChooseOneSet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Scenario_Name</text:p>
          </table:table-cell>
          <table:table-cell office:value-type="string" calcext:value-type="string">
            <text:p>Choose_One_Set_Id</text:p>
          </table:table-cell>
          <table:table-cell office:value-type="string" calcext:value-type="string">
            <text:p>Option_Name</text:p>
          </table:table-cell>
          <table:table-cell office:value-type="string" calcext:value-type="string">
            <text:p>Option_Id</text:p>
          </table:table-cell>
          <table:table-cell office:value-type="string" calcext:value-type="string">
            <text:p>Memo_Regex_List</text:p>
          </table:table-cell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e 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;car insurance;phone bill;hulu;hbo max;gym;spotify;gas and bus;health insurance;cyclical billing total;EMT class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T Job July 1 3 Mon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employment income ends july 1;EMT income work for 3 months;tech income starts sep 15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T Job July 1 6 Mon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mployment income ends july 1;EMT income work for 6 months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June 1 Pay 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t 2034_33rd_thru_May;internet thru_May;2034_utilities_thru_May;rent Mom June 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July 1 Pay 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 2034_33rd_thru_June;internet thru_June;2034_utilities_thru_June;rent Mom July 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Aug 1 Pay 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 2034_33rd_thru_June;internet thru_July;2034_utilities_thru_July;rent Mom Aug 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Sep 1 Pay 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t 2034_33rd_thru_June;internet thru_Aug;2034_utilities_thru_Aug;rent Mom Sep 1</text:p>
          </table:table-cell>
        </table:table-row>
      </table:table>
      <table:table table:name="AccountMilestones" table:style-name="ta1"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lestone_Name</text:p>
          </table:table-cell>
          <table:table-cell office:value-type="string" calcext:value-type="string">
            <text:p>Account_Nam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</table:table-row>
        <table:table-row table:style-name="ro1">
          <table:table-cell office:value-type="string" calcext:value-type="string">
            <text:p>Checking_2000</text:p>
          </table:table-cell>
          <table:table-cell office:value-type="string" calcext:value-type="string">
            <text:p>Check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hecking_1000</text:p>
          </table:table-cell>
          <table:table-cell office:value-type="string" calcext:value-type="string">
            <text:p>Check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10k</text:p>
          </table:table-cell>
          <table:table-cell office:value-type="string" calcext:value-type="string">
            <text:p>Credi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</text:p>
          </table:table-cell>
        </table:table-row>
      </table:table>
      <table:table table:name="MemoMilestones" table:style-name="ta1">
        <table:table-column table:style-name="co24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Milestone_Name</text:p>
          </table:table-cell>
          <table:table-cell office:value-type="string" calcext:value-type="string">
            <text:p>Memo_Regex</text:p>
          </table:table-cell>
        </table:table-row>
        <table:table-row table:style-name="ro1">
          <table:table-cell table:number-columns-repeated="2" office:value-type="string" calcext:value-type="string">
            <text:p>EMT class</text:p>
          </table:table-cell>
        </table:table-row>
      </table:table>
      <table:table table:name="CompositeMilestones" table:style-name="ta1">
        <table:table-column table:style-name="co27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ilestone_Nam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Milestone4</text:p>
          </table:table-cell>
          <table:table-cell office:value-type="string" calcext:value-type="string">
            <text:p>Milestone5</text:p>
          </table:table-cell>
        </table:table-row>
        <table:table-row table:style-name="ro1">
          <table:table-cell office:value-type="string" calcext:value-type="string">
            <text:p>EMT and 10k Credit</text:p>
          </table:table-cell>
          <table:table-cell office:value-type="string" calcext:value-type="string">
            <text:p>EMT class</text:p>
          </table:table-cell>
          <table:table-cell office:value-type="string" calcext:value-type="string">
            <text:p>Credit_10k</text:p>
          </table:table-cell>
          <table:table-cell table:number-columns-repeated="3"/>
        </table:table-row>
      </table:table>
      <table:table table:name="config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Start_Date_YYYYMMDD</text:p>
          </table:table-cell>
          <table:table-cell office:value-type="string" calcext:value-type="string">
            <text:p>End_Date_YYYYMMDD</text:p>
          </table:table-cell>
          <table:table-cell office:value-type="string" calcext:value-type="string">
            <text:p>Output_Directory</text:p>
          </table:table-cell>
        </table:table-row>
        <table:table-row table:style-name="ro1">
          <table:table-cell office:value-type="float" office:value="20230407" calcext:value-type="float">
            <text:p>20230407</text:p>
          </table:table-cell>
          <table:table-cell office:value-type="float" office:value="20231231" calcext:value-type="float">
            <text:p>20231231</text:p>
          </table:table-cell>
          <table:table-cell office:value-type="string" calcext:value-type="string">
            <text:p><text:a xlink:href="../../../../../Users" xlink:type="simple">C:/Users</text:a>/HumeD/PycharmProjects/expense_forecast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9:02:08.643000000</meta:creation-date>
    <meta:generator>LibreOffice/7.4.1.2$Windows_X86_64 LibreOffice_project/3c58a8f3a960df8bc8fd77b461821e42c061c5f0</meta:generator>
    <dc:date>2023-04-24T18:42:01.894000000</dc:date>
    <meta:editing-duration>P12DT19H43M21S</meta:editing-duration>
    <meta:editing-cycles>22</meta:editing-cycles>
    <meta:document-statistic meta:table-count="8" meta:cell-count="580" meta:object-count="0"/>
  </office:meta>
</office:document-meta>
</file>